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officeooo:rsid="001d0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2 – ESTRUT<text:span text:style-name="T1">U</text:span>RA DO SISTEMA DE ARQUIVOS DO UBUNTU LINUX E COMANDO TRE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2:02:26.080807427</meta:creation-date>
    <dc:date>2020-07-11T12:11:55.810432010</dc:date>
    <meta:editing-duration>PT9M40S</meta:editing-duration>
    <meta:editing-cycles>1</meta:editing-cycles>
    <meta:document-statistic meta:table-count="0" meta:image-count="0" meta:object-count="0" meta:page-count="1" meta:paragraph-count="1" meta:word-count="12" meta:character-count="68" meta:non-whitespace-character-count="56"/>
    <meta:generator>LibreOffice/6.4.4.2$Linux_X86_64 LibreOffice_project/40$Build-2</meta:generator>
  </office:meta>
</office:document-meta>
</file>